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5.996cm" svg:height="10.16cm" svg:x="0.625cm" svg:y="1.01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aceFlyer </meta:initial-creator>
    <meta:creation-date>2013-01-31T00:29:59</meta:creation-date>
    <dc:date>2013-01-31T19:34:02</dc:date>
    <dc:creator>SpaceFlyer </dc:creator>
    <meta:editing-duration>PT3M15S</meta:editing-duration>
    <meta:editing-cycles>11</meta:editing-cycles>
    <meta:generator>LibreOffice/3.6$Linux_X86_64 LibreOffice_project/36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5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5pt" style:font-size-asian="15pt" style:font-size-complex="10pt"/>
    </style:style>
    <style:style style:name="ch5" style:family="chart">
      <style:chart-properties chart:auto-position="true" style:rotation-angle="0"/>
      <style:text-properties fo:font-size="15pt" style:font-size-asian="15pt" style:font-size-complex="9pt"/>
    </style:style>
    <style:style style:name="ch6" style:family="chart">
      <style:chart-properties chart:auto-position="true" style:rotation-angle="90"/>
      <style:text-properties fo:font-size="15pt" style:font-size-asian="15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10.161cm" xlink:href="." xlink:type="simple" chart:class="chart:scatter" chart:style-name="ch1">
        <chart:legend chart:legend-position="end" svg:x="9.734cm" svg:y="3.033cm" style:legend-expansion="high" chart:style-name="ch2"/>
        <chart:plot-area chart:style-name="ch3" chart:data-source-has-labels="both" svg:x="1.67cm" svg:y="0.947cm" svg:width="8.72cm" svg:height="7.69cm">
          <chartooo:coordinate-region svg:x="2.953cm" svg:y="1.239cm" svg:width="6.853cm" svg:height="6.566cm"/>
          <chart:axis chart:dimension="x" chart:name="primary-x" chart:style-name="ch4" chartooo:axis-type="auto">
            <chart:title svg:x="5.789cm" svg:y="8.84cm" chart:style-name="ch5">
              <text:p>n</text:p>
            </chart:title>
            <chart:categories table:cell-range-address="local-table.$A$2:.$A$18"/>
          </chart:axis>
          <chart:axis chart:dimension="y" chart:name="primary-y" chart:style-name="ch4">
            <chart:title svg:x="0.451cm" svg:y="5.866cm" chart:style-name="ch6">
              <text:p>seconds</text:p>
            </chart:title>
            <chart:grid chart:style-name="ch7" chart:class="major"/>
          </chart:axis>
          <chart:series chart:style-name="ch8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9" chart:values-cell-range-address="local-table.$D$2:.$D$18" chart:label-cell-address="local-table.$D$1" chart:class="chart:scatter">
            <chart:data-point chart:repeated="17"/>
          </chart:series>
          <chart:series chart:style-name="ch10" chart:values-cell-range-address="local-table.$E$2:.$E$18" chart:label-cell-address="local-table.$E$1" chart:class="chart:scatter">
            <chart:data-point chart:repeated="17"/>
          </chart:series>
          <chart:series chart:style-name="ch11" chart:values-cell-range-address="local-table.$F$2:.$F$18" chart:label-cell-address="local-table.$F$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rginal_lp</text:p>
              </table:table-cell>
              <table:table-cell office:value-type="string">
                <text:p>edmonds_karp</text:p>
              </table:table-cell>
              <table:table-cell office:value-type="string">
                <text:p>push_relabel</text:p>
              </table:table-cell>
              <table:table-cell office:value-type="string">
                <text:p>general_l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142556">
                <text:p>0.0142556</text:p>
              </table:table-cell>
              <table:table-cell office:value-type="float" office:value="0.018936">
                <text:p>0.018936</text:p>
              </table:table-cell>
              <table:table-cell office:value-type="float" office:value="0.01711">
                <text:p>0.01711</text:p>
              </table:table-cell>
              <table:table-cell office:value-type="float" office:value="0.0175682">
                <text:p>0.01756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152836">
                <text:p>0.0152836</text:p>
              </table:table-cell>
              <table:table-cell office:value-type="float" office:value="0.0232378">
                <text:p>0.0232378</text:p>
              </table:table-cell>
              <table:table-cell office:value-type="float" office:value="0.0165114">
                <text:p>0.0165114</text:p>
              </table:table-cell>
              <table:table-cell office:value-type="float" office:value="0.0190268">
                <text:p>0.0190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1839">
                <text:p>0.01839</text:p>
              </table:table-cell>
              <table:table-cell office:value-type="float" office:value="0.026182">
                <text:p>0.026182</text:p>
              </table:table-cell>
              <table:table-cell office:value-type="float" office:value="0.020242">
                <text:p>0.020242</text:p>
              </table:table-cell>
              <table:table-cell office:value-type="float" office:value="0.0312904">
                <text:p>0.0312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195376">
                <text:p>0.0195376</text:p>
              </table:table-cell>
              <table:table-cell office:value-type="float" office:value="0.0381142">
                <text:p>0.0381142</text:p>
              </table:table-cell>
              <table:table-cell office:value-type="float" office:value="0.020856">
                <text:p>0.020856</text:p>
              </table:table-cell>
              <table:table-cell office:value-type="float" office:value="0.0411276">
                <text:p>0.0411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231184">
                <text:p>0.0231184</text:p>
              </table:table-cell>
              <table:table-cell office:value-type="float" office:value="0.0566932">
                <text:p>0.0566932</text:p>
              </table:table-cell>
              <table:table-cell office:value-type="float" office:value="0.0180578">
                <text:p>0.0180578</text:p>
              </table:table-cell>
              <table:table-cell office:value-type="float" office:value="0.0978112">
                <text:p>0.0978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265074">
                <text:p>0.0265074</text:p>
              </table:table-cell>
              <table:table-cell office:value-type="float" office:value="0.0760166">
                <text:p>0.0760166</text:p>
              </table:table-cell>
              <table:table-cell office:value-type="float" office:value="0.0229818">
                <text:p>0.0229818</text:p>
              </table:table-cell>
              <table:table-cell office:value-type="float" office:value="0.1171202">
                <text:p>0.1171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289272">
                <text:p>0.0289272</text:p>
              </table:table-cell>
              <table:table-cell office:value-type="float" office:value="0.1015388">
                <text:p>0.1015388</text:p>
              </table:table-cell>
              <table:table-cell office:value-type="float" office:value="0.021896">
                <text:p>0.021896</text:p>
              </table:table-cell>
              <table:table-cell office:value-type="float" office:value="0.4754864">
                <text:p>0.4754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348542">
                <text:p>0.0348542</text:p>
              </table:table-cell>
              <table:table-cell office:value-type="float" office:value="0.1359756">
                <text:p>0.1359756</text:p>
              </table:table-cell>
              <table:table-cell office:value-type="float" office:value="0.0269418">
                <text:p>0.0269418</text:p>
              </table:table-cell>
              <table:table-cell office:value-type="float" office:value="0.4693282">
                <text:p>0.4693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390678">
                <text:p>0.0390678</text:p>
              </table:table-cell>
              <table:table-cell office:value-type="float" office:value="0.2053904">
                <text:p>0.2053904</text:p>
              </table:table-cell>
              <table:table-cell office:value-type="float" office:value="0.024199">
                <text:p>0.024199</text:p>
              </table:table-cell>
              <table:table-cell office:value-type="float" office:value="1.6210916">
                <text:p>1.6210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4551">
                <text:p>0.04551</text:p>
              </table:table-cell>
              <table:table-cell office:value-type="float" office:value="0.321304">
                <text:p>0.321304</text:p>
              </table:table-cell>
              <table:table-cell office:value-type="float" office:value="0.0254002">
                <text:p>0.0254002</text:p>
              </table:table-cell>
              <table:table-cell office:value-type="float" office:value="5.0013504">
                <text:p>5.0013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0.075151">
                <text:p>0.075151</text:p>
              </table:table-cell>
              <table:table-cell office:value-type="float" office:value="0.9878852">
                <text:p>0.9878852</text:p>
              </table:table-cell>
              <table:table-cell office:value-type="float" office:value="0.036177">
                <text:p>0.036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0.1193882">
                <text:p>0.1193882</text:p>
              </table:table-cell>
              <table:table-cell office:value-type="float" office:value="3.011106">
                <text:p>3.011106</text:p>
              </table:table-cell>
              <table:table-cell office:value-type="float" office:value="0.0445408">
                <text:p>0.0445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0.1835038">
                <text:p>0.1835038</text:p>
              </table:table-cell>
              <table:table-cell office:value-type="float" office:value="5.0051216">
                <text:p>5.0051216</text:p>
              </table:table-cell>
              <table:table-cell office:value-type="float" office:value="0.0525178">
                <text:p>0.0525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0.2657408">
                <text:p>0.2657408</text:p>
              </table:table-cell>
              <table:table-cell office:value-type="float" office:value="NaN">
                <text:p>NaN</text:p>
              </table:table-cell>
              <table:table-cell office:value-type="float" office:value="0.0623336">
                <text:p>0.0623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">
                <text:p>400</text:p>
              </table:table-cell>
              <table:table-cell office:value-type="float" office:value="0.5229876">
                <text:p>0.5229876</text:p>
              </table:table-cell>
              <table:table-cell office:value-type="float" office:value="NaN">
                <text:p>NaN</text:p>
              </table:table-cell>
              <table:table-cell office:value-type="float" office:value="0.0930862">
                <text:p>0.0930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0.8729916">
                <text:p>0.8729916</text:p>
              </table:table-cell>
              <table:table-cell office:value-type="float" office:value="NaN">
                <text:p>NaN</text:p>
              </table:table-cell>
              <table:table-cell office:value-type="float" office:value="0.1225904">
                <text:p>0.1225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">
                <text:p>600</text:p>
              </table:table-cell>
              <table:table-cell office:value-type="float" office:value="1.2662252">
                <text:p>1.2662252</text:p>
              </table:table-cell>
              <table:table-cell office:value-type="float" office:value="NaN">
                <text:p>NaN</text:p>
              </table:table-cell>
              <table:table-cell office:value-type="float" office:value="0.1421014">
                <text:p>0.14210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